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507cm"/>
    </style:style>
    <style:style style:name="Tableau1.C" style:family="table-column">
      <style:table-column-properties style:column-width="3.293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4646e" officeooo:paragraph-rsid="0004646e"/>
    </style:style>
    <style:style style:name="P2" style:family="paragraph" style:parent-style-name="Standard">
      <style:paragraph-properties fo:text-align="start" style:justify-single-word="false"/>
      <style:text-properties officeooo:rsid="0004646e" officeooo:paragraph-rsid="0004646e"/>
    </style:style>
    <style:style style:name="P3" style:family="paragraph" style:parent-style-name="Standard">
      <style:paragraph-properties fo:text-align="start" style:justify-single-word="false"/>
      <style:text-properties officeooo:rsid="0004646e" officeooo:paragraph-rsid="000b4279"/>
    </style:style>
    <style:style style:name="P4" style:family="paragraph" style:parent-style-name="Standard">
      <style:paragraph-properties fo:text-align="start" style:justify-single-word="false"/>
      <style:text-properties officeooo:rsid="0004ffea" officeooo:paragraph-rsid="0004ffea"/>
    </style:style>
    <style:style style:name="P5" style:family="paragraph" style:parent-style-name="Standard">
      <style:paragraph-properties fo:text-align="start" style:justify-single-word="false"/>
      <style:text-properties officeooo:rsid="0006081e" officeooo:paragraph-rsid="0006081e"/>
    </style:style>
    <style:style style:name="P6" style:family="paragraph" style:parent-style-name="Standard">
      <style:paragraph-properties fo:text-align="start" style:justify-single-word="false"/>
      <style:text-properties officeooo:paragraph-rsid="00120d7a"/>
    </style:style>
    <style:style style:name="P7" style:family="paragraph" style:parent-style-name="Standard">
      <style:text-properties fo:font-size="13pt" fo:font-style="italic" style:text-underline-style="solid" style:text-underline-width="auto" style:text-underline-color="font-color" fo:font-weight="bold" style:font-size-asian="13pt" style:font-size-complex="13pt"/>
    </style:style>
    <style:style style:name="P8" style:family="paragraph" style:parent-style-name="Standard">
      <style:text-properties officeooo:rsid="000da2b6" officeooo:paragraph-rsid="000da2b6"/>
    </style:style>
    <style:style style:name="P9" style:family="paragraph" style:parent-style-name="Standard">
      <style:paragraph-properties fo:text-align="start" style:justify-single-word="false"/>
      <style:text-properties officeooo:rsid="000da2b6" officeooo:paragraph-rsid="000da2b6"/>
    </style:style>
    <style:style style:name="P10" style:family="paragraph" style:parent-style-name="Standard">
      <style:text-properties officeooo:rsid="000f0623" officeooo:paragraph-rsid="000f0623"/>
    </style:style>
    <style:style style:name="P11" style:family="paragraph" style:parent-style-name="Standard">
      <style:text-properties officeooo:rsid="001163cf" officeooo:paragraph-rsid="001163cf"/>
    </style:style>
    <style:style style:name="P12" style:family="paragraph" style:parent-style-name="Standard">
      <style:paragraph-properties fo:text-align="start" style:justify-single-word="false"/>
      <style:text-properties officeooo:rsid="00120d7a" officeooo:paragraph-rsid="00120d7a"/>
    </style:style>
    <style:style style:name="P13" style:family="paragraph" style:parent-style-name="Table_20_Contents">
      <style:text-properties officeooo:rsid="00051171" officeooo:paragraph-rsid="000b4279"/>
    </style:style>
    <style:style style:name="P14" style:family="paragraph" style:parent-style-name="Table_20_Contents">
      <style:text-properties officeooo:paragraph-rsid="000b4279"/>
    </style:style>
    <style:style style:name="P15" style:family="paragraph" style:parent-style-name="Table_20_Contents">
      <style:text-properties officeooo:rsid="000c7d88" officeooo:paragraph-rsid="000c7d88"/>
    </style:style>
    <style:style style:name="P16" style:family="paragraph" style:parent-style-name="Table_20_Contents">
      <style:text-properties officeooo:rsid="000da2b6" officeooo:paragraph-rsid="000da2b6"/>
    </style:style>
    <style:style style:name="T1" style:family="text">
      <style:text-properties officeooo:rsid="0006081e"/>
    </style:style>
    <style:style style:name="T2" style:family="text">
      <style:text-properties officeooo:rsid="0007debe"/>
    </style:style>
    <style:style style:name="T3" style:family="text">
      <style:text-properties officeooo:rsid="00051171"/>
    </style:style>
    <style:style style:name="T4" style:family="text">
      <style:text-properties officeooo:rsid="000b4279"/>
    </style:style>
    <style:style style:name="T5" style:family="text">
      <style:text-properties fo:font-size="13pt" fo:font-style="italic" style:text-underline-style="solid" style:text-underline-width="auto" style:text-underline-color="font-color" fo:font-weight="bold" style:font-size-asian="13pt" style:font-size-complex="13pt"/>
    </style:style>
    <style:style style:name="T6" style:family="text">
      <style:text-properties fo:font-size="13pt" fo:font-style="italic" style:text-underline-style="solid" style:text-underline-width="auto" style:text-underline-color="font-color" fo:font-weight="bold" officeooo:rsid="000b4279" style:font-size-asian="13pt" style:font-size-complex="13pt"/>
    </style:style>
    <style:style style:name="T7" style:family="text">
      <style:text-properties officeooo:rsid="000d8c06"/>
    </style:style>
    <style:style style:name="T8" style:family="text">
      <style:text-properties officeooo:rsid="000da2b6"/>
    </style:style>
    <style:style style:name="T9" style:family="text">
      <style:text-properties fo:color="#9cdcfe" loext:opacity="100%" style:font-name="Consolas" fo:font-size="10.5pt" fo:font-weight="normal" fo:background-color="#1e1e1e" loext:char-shading-value="0"/>
    </style:style>
    <style:style style:name="T10" style:family="text">
      <style:text-properties officeooo:rsid="000f0623"/>
    </style:style>
    <style:style style:name="T11" style:family="text">
      <style:text-properties officeooo:rsid="00120d7a"/>
    </style:style>
    <style:style style:name="T12" style:family="text">
      <style:text-properties officeooo:rsid="0014046e"/>
    </style:style>
    <style:style style:name="T13" style:family="text">
      <style:text-properties officeooo:rsid="00159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SI</text:p>
      <text:p text:style-name="P1">Les éléments dynamique du Web</text:p>
      <text:p text:style-name="P7">exe<text:span text:style-name="T4">rcice </text:span>1:</text:p>
      <text:p text:style-name="P4">la commande console.log(x) va afficher dans la console de développement ce que <text:span text:style-name="T1">l’</text:span>on veut ;</text:p>
      <text:p text:style-name="P5">la commande alert(x) va afficher le message <text:s/><text:span text:style-name="T2">par une fenêtre d’alerte avec un bouton ‘ok’</text:span></text:p>
      <text:p text:style-name="P2"><text:span text:style-name="T5">ex2</text:span>:</text:p>
      <text:p text:style-name="P8">2°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805436656">
          <table:table-cell table:style-name="Tableau1.A1" office:value-type="string">
            <text:p text:style-name="P13">balise</text:p>
          </table:table-cell>
          <table:table-cell table:style-name="Tableau1.A1" office:value-type="string">
            <text:p text:style-name="P13">id</text:p>
          </table:table-cell>
          <table:table-cell table:style-name="Tableau1.A1" office:value-type="string">
            <text:p text:style-name="P13">type</text:p>
          </table:table-cell>
          <table:table-cell table:style-name="Tableau1.A1" office:value-type="string">
            <text:p text:style-name="P13">name</text:p>
          </table:table-cell>
          <table:table-cell table:style-name="Tableau1.A1" office:value-type="string">
            <text:p text:style-name="P13">value</text:p>
          </table:table-cell>
        </table:table-row>
        <table:table-row table:style-name="TableLine805446176">
          <table:table-cell table:style-name="Tableau1.A1" office:value-type="string">
            <text:p text:style-name="P14">&lt;<text:span text:style-name="T3">form&gt;</text:span></text:p>
          </table:table-cell>
          <table:table-cell table:style-name="Tableau1.A1" office:value-type="string">
            <text:p text:style-name="P15">x</text:p>
          </table:table-cell>
          <table:table-cell table:style-name="Tableau1.A1" office:value-type="string">
            <text:p text:style-name="P13">form</text:p>
          </table:table-cell>
          <table:table-cell table:style-name="Tableau1.A1" office:value-type="string">
            <text:p text:style-name="P15">x</text:p>
          </table:table-cell>
          <table:table-cell table:style-name="Tableau1.A1" office:value-type="string">
            <text:p text:style-name="P15">x</text:p>
          </table:table-cell>
        </table:table-row>
        <table:table-row table:style-name="TableLine805476368">
          <table:table-cell table:style-name="Tableau1.A1" office:value-type="string">
            <text:p text:style-name="P14">&lt;<text:span text:style-name="T3">input&gt;</text:span></text:p>
          </table:table-cell>
          <table:table-cell table:style-name="Tableau1.A1" office:value-type="string">
            <text:p text:style-name="P13">valeur</text:p>
          </table:table-cell>
          <table:table-cell table:style-name="Tableau1.A1" office:value-type="string">
            <text:p text:style-name="P13">text</text:p>
          </table:table-cell>
          <table:table-cell table:style-name="Tableau1.A1" office:value-type="string">
            <text:p text:style-name="P13">nombre</text:p>
          </table:table-cell>
          <table:table-cell table:style-name="Tableau1.A1" office:value-type="string">
            <text:p text:style-name="P15">x</text:p>
          </table:table-cell>
        </table:table-row>
        <table:table-row table:style-name="TableLine805477184">
          <table:table-cell table:style-name="Tableau1.A1" office:value-type="string">
            <text:p text:style-name="P14">&lt;<text:span text:style-name="T3">input&gt;</text:span></text:p>
          </table:table-cell>
          <table:table-cell table:style-name="Tableau1.A1" office:value-type="string">
            <text:p text:style-name="P13">bouton</text:p>
          </table:table-cell>
          <table:table-cell table:style-name="Tableau1.A1" office:value-type="string">
            <text:p text:style-name="P13"><text:span text:style-name="T8">b</text:span>ut<text:span text:style-name="T7">t</text:span>on</text:p>
          </table:table-cell>
          <table:table-cell table:style-name="Tableau1.A1" office:value-type="string">
            <text:p text:style-name="P16">x</text:p>
          </table:table-cell>
          <table:table-cell table:style-name="Tableau1.A1" office:value-type="string">
            <text:p text:style-name="P13">cube</text:p>
          </table:table-cell>
        </table:table-row>
        <table:table-row table:style-name="TableLine805477456">
          <table:table-cell table:style-name="Tableau1.A1" office:value-type="string">
            <text:p text:style-name="P14">&lt;<text:span text:style-name="T3">script&gt;</text:span></text:p>
          </table:table-cell>
          <table:table-cell table:style-name="Tableau1.A1" office:value-type="string">
            <text:p text:style-name="P15">x</text:p>
          </table:table-cell>
          <table:table-cell table:style-name="Tableau1.A1" office:value-type="string">
            <text:p text:style-name="Standard">text/javascript</text:p>
            <text:p text:style-name="P14"/>
          </table:table-cell>
          <table:table-cell table:style-name="Tableau1.A1" office:value-type="string">
            <text:p text:style-name="P15">x</text:p>
          </table:table-cell>
          <table:table-cell table:style-name="Tableau1.A1" office:value-type="string">
            <text:p text:style-name="P15">x</text:p>
          </table:table-cell>
        </table:table-row>
      </table:table>
      <text:p text:style-name="P9"/>
      <text:p text:style-name="P9">3°)la balise est &lt;form&gt; composer de 2 widgets &lt;input&gt;</text:p>
      <text:p text:style-name="P9"/>
      <text:p text:style-name="P9">5°)Uncaught ReferenceError: pow is not defined at HTMLInputElement.cube.onclick (EXERCICE_2.html:19)</text:p>
      <text:p text:style-name="P9"/>
      <text:p text:style-name="P9">6°)elle nous indique que la fonction pow n’est pas définie</text:p>
      <text:p text:style-name="P9"/>
      <text:p text:style-name="P9">7°) on pourrait inclure le fichier Math.js par sa source avec:</text:p>
      <text:p text:style-name="Standard">&lt;script src=<text:a xlink:type="simple" xlink:href="https://cdnjs.cloudflare.com/ajax/libs/mathjs/3.3.0/math.min.js" text:style-name="Internet_20_link" text:visited-style-name="Visited_20_Internet_20_Link">https://cdnjs.cloudflare.com/ajax/libs/mathjs/3.3.0/math.min.js</text:a>&gt;&lt;/script&gt;</text:p>
      <text:p text:style-name="P11">mais le fichier est déjà présent de base on peut juste <text:span text:style-name="T10">modifi</text:span>er<text:span text:style-name="T10"> pow en Math.pow ;</text:span></text:p>
      <text:p text:style-name="P10">ou on peut la définir nous même avec :</text:p>
      <text:p text:style-name="Standard">function pow(x,e){</text:p>
      <text:p text:style-name="Standard"><text:s text:c="4"/>var r = 1;</text:p>
      <text:p text:style-name="Standard"><text:s text:c="4"/>for (let i = 0; i &lt; e; i++){</text:p>
      <text:p text:style-name="Standard"><text:s text:c="8"/>r = r*x;</text:p>
      <text:p text:style-name="Standard"><text:s text:c="4"/>}</text:p>
      <text:p text:style-name="Standard"><text:s text:c="4"/>return r</text:p>
      <text:p text:style-name="Standard">};</text:p>
      <text:p text:style-name="P2"/>
      <text:p text:style-name="P6"><text:span text:style-name="T11">9°)la ligne 16 redéfinie la fonction ‘</text:span>onclick<text:span text:style-name="T11">’ du bouton cube pour exécuter notre </text:span><text:span text:style-name="T12">fonction</text:span></text:p>
      <text:p text:style-name="P6"/>
      <text:p text:style-name="P12">10°)la ligne 17 <text:span text:style-name="T13">définie la variable ‘arg’ a la valeur de notre champ de text (par son id ‘valeur’)</text:span></text:p>
      <text:p text:style-name="P2"/>
      <text:p text:style-name="P2">voire fichier réponse : <text:s/>EXERCICE_2.html</text:p>
      <text:p text:style-name="P3"><text:span text:style-name="T6"/></text:p>
      <text:p text:style-name="P3"><text:span text:style-name="T6">exercice 3</text:span>:</text:p>
      <text:p text:style-name="P2">voire fichier réponse : <text:s/>EXERCICE_3.html</text:p>
      <text:p text:style-name="P3"><text:span text:style-name="T6"/></text:p>
      <text:p text:style-name="P3"><text:span text:style-name="T6">exercice 4</text:span>:</text:p>
      <text:p text:style-name="P2">voire fichier réponse : <text:s/>EXERCICE_4.html</text:p>
      <text:p text:style-name="P3"><text:span text:style-name="T6"/></text:p>
      <text:p text:style-name="P3"><text:span text:style-name="T6">exercice 5</text:span>:</text:p>
      <text:p text:style-name="P2">voire fichier réponse : <text:s/>EXERCICE_5.html</text:p>
      <text:p text:style-name="P3"><text:span text:style-name="T6"/></text:p>
      <text:p text:style-name="P3"><text:span text:style-name="T6">exercice 6</text:span>:</text:p>
      <text:p text:style-name="P2">voire fichier réponse : <text:s/>EXERCICE_6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6:06:23.588000000</dc:date>
    <meta:editing-duration>PT40M48S</meta:editing-duration>
    <meta:editing-cycles>17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57" meta:word-count="219" meta:character-count="1345" meta:non-whitespace-character-count="1153"/>
  </office:meta>
</office:document-meta>
</file>